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6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8.46mm" svg:height="169.67mm" svg:x="10.28mm" svg:y="159.56m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21.816" calcext:value-type="float">
            <text:p>21.816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11.404" calcext:value-type="float">
            <text:p>11.404</text:p>
          </table:table-cell>
          <table:table-cell table:style-name="ce8" table:formula="of:=([.C6]/[.C7])" office:value-type="float" office:value="1.91301297790249" calcext:value-type="float">
            <text:p>1,9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956506488951245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7.617" calcext:value-type="float">
            <text:p>7.617</text:p>
          </table:table-cell>
          <table:table-cell table:style-name="ce8" table:formula="of:=([.C6]/[.C8])" office:value-type="float" office:value="2.86411973217802" calcext:value-type="float">
            <text:p>2,9</text:p>
          </table:table-cell>
          <table:table-cell table:style-name="ce9" office:value-type="float" office:value="3" calcext:value-type="float">
            <text:p>3</text:p>
          </table:table-cell>
          <table:table-cell table:style-name="ce8" table:formula="of:=([.D8]/[.B8])" office:value-type="float" office:value="0.954706577392674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5.83" calcext:value-type="float">
            <text:p>5.83</text:p>
          </table:table-cell>
          <table:table-cell table:style-name="ce8" table:formula="of:=([.C6]/[.C9])" office:value-type="float" office:value="3.74202401372213" calcext:value-type="float">
            <text:p>3,7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9]/[.B9])" office:value-type="float" office:value="0.935506003430532" calcext:value-type="float">
            <text:p>0,9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7" office:value-type="float" office:value="5.985" calcext:value-type="float">
            <text:p>5.985</text:p>
          </table:table-cell>
          <table:table-cell table:style-name="ce8" table:formula="of:=([.C6]/[.C10])" office:value-type="float" office:value="3.64511278195489" calcext:value-type="float">
            <text:p>3,6</text:p>
          </table:table-cell>
          <table:table-cell table:style-name="ce9" office:value-type="float" office:value="5" calcext:value-type="float">
            <text:p>5</text:p>
          </table:table-cell>
          <table:table-cell table:style-name="ce8" table:formula="of:=([.D10]/[.B10])" office:value-type="float" office:value="0.729022556390977" calcext:value-type="float">
            <text:p>0,7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6.428" calcext:value-type="float">
            <text:p>6.428</text:p>
          </table:table-cell>
          <table:table-cell table:style-name="ce8" table:formula="of:=([.C6]/[.C11])" office:value-type="float" office:value="3.39390168014935" calcext:value-type="float">
            <text:p>3,4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11]/[.B11])" office:value-type="float" office:value="0.565650280024891" calcext:value-type="float">
            <text:p>0,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7" table:number-columns-repeated="4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7:07:09.900063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9-09-09T17:13:55.818917938</dc:date>
    <meta:generator>LibreOffice/6.0.7.3$Linux_X86_64 LibreOffice_project/00m0$Build-3</meta:generator>
    <meta:editing-duration>PT6M47S</meta:editing-duration>
    <meta:editing-cycles>2</meta:editing-cycles>
    <meta:document-statistic meta:table-count="1" meta:cell-count="3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8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6506488951245">
                <text:p>0.956506488951245</text:p>
              </table:table-cell>
              <table:table-cell office:value-type="float" office:value="1.91301297790249">
                <text:p>1.91301297790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4706577392674">
                <text:p>0.954706577392674</text:p>
              </table:table-cell>
              <table:table-cell office:value-type="float" office:value="2.86411973217802">
                <text:p>2.86411973217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5506003430532">
                <text:p>0.935506003430532</text:p>
              </table:table-cell>
              <table:table-cell office:value-type="float" office:value="3.74202401372213">
                <text:p>3.74202401372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9022556390977">
                <text:p>0.729022556390977</text:p>
              </table:table-cell>
              <table:table-cell office:value-type="float" office:value="3.64511278195489">
                <text:p>3.64511278195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5650280024891">
                <text:p>0.565650280024891</text:p>
              </table:table-cell>
              <table:table-cell office:value-type="float" office:value="3.39390168014935">
                <text:p>3.3939016801493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